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8146" officeooo:paragraph-rsid="001e8146"/>
    </style:style>
    <style:style style:name="P2" style:family="paragraph" style:parent-style-name="Standard">
      <style:text-properties style:font-name="Courier 10 Pitch" officeooo:rsid="001e8146" officeooo:paragraph-rsid="001e8146"/>
    </style:style>
    <style:style style:name="P3" style:family="paragraph" style:parent-style-name="Standard">
      <style:text-properties style:font-name="Courier 10 Pitch" officeooo:rsid="001f25d1" officeooo:paragraph-rsid="001f25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erlina@herlina-HP-Laptop-15-bw0xx:~$ sudo su - postgres</text:p>
      <text:p text:style-name="P2">[sudo] password for herlina: </text:p>
      <text:p text:style-name="P2">postgres@herlina-HP-Laptop-15-bw0xx:~$ createdb dbta -U ti1</text:p>
      <text:p text:style-name="P2">Password: </text:p>
      <text:p text:style-name="P2">postgres@herlina-HP-Laptop-15-bw0xx:~$ psql -U ti1 dbta</text:p>
      <text:p text:style-name="P2">Password for user ti1: </text:p>
      <text:p text:style-name="P2">psql (9.5.14)</text:p>
      <text:p text:style-name="P2">Type "help" for help.</text:p>
      <text:p text:style-name="P2"/>
      <text:p text:style-name="P2"/>
      <text:p text:style-name="P2">dbta=&gt; create table mahasiswa ( nim varchar(15),nama varchar (45), tmp_lahir varchar(30), tgl_lahir date,ipk double precision,prodi_id integer references prodi (id), tahun_masuk integer); </text:p>
      <text:p text:style-name="P2">CREATE TABLE</text:p>
      <text:p text:style-name="P2"/>
      <text:p text:style-name="P2"/>
      <text:p text:style-name="P2">dbta=&gt; drop table mahasiswa;</text:p>
      <text:p text:style-name="P2">DROP TABLE</text:p>
      <text:p text:style-name="P2"/>
      <text:p text:style-name="P2">dbta=&gt; create table mahasiswa ( nim varchar(15) primary key,nama varchar (45), tmp_lahir varchar(30), tgl_lahir date,ipk double precision,prodi_id integer references prodi (id), tahun_masuk integer); </text:p>
      <text:p text:style-name="P2">CREATE TABLE</text:p>
      <text:p text:style-name="P2"/>
      <text:p text:style-name="P2">dbta=&gt; create table skripsi(id serial primary key, judul varchar(45),pembimbing varchar (15), nim varchar(15) references mahasiswa (nim), nilai double precision,status smallint);</text:p>
      <text:p text:style-name="P2">CREATE TABLE</text:p>
      <text:p text:style-name="P2"/>
      <text:p text:style-name="P2"/>
      <text:p text:style-name="P2">dbta=&gt; create table jenis_seminar(id serial primary key, nama varchar(^\Quit (core dumped)</text:p>
      <text:p text:style-name="P2">postgres@herlina-HP-Laptop-15-bw0xx:~$ psql -U ti1 dbta</text:p>
      <text:p text:style-name="P2">Password for user ti1: </text:p>
      <text:p text:style-name="P2">psql (9.5.14)</text:p>
      <text:p text:style-name="P2">Type "help" for help.</text:p>
      <text:p text:style-name="P2"/>
      <text:p text:style-name="P2">dbta=&gt; create table jenis_seminar(id serial primary key, nama varchar (45));</text:p>
      <text:p text:style-name="P2">CREATE TABLE</text:p>
      <text:p text:style-name="P2">dbta=&gt; create table seminar( id primary key, tanggal date, tempat varchar(100), keterangan varchar(100), nim varchar(15) references mahasiswa (nim), jenis_seminar_id integer references ^C</text:p>
      <text:p text:style-name="P2">dbta=&gt; \d</text:p>
      <text:p text:style-name="P2"><text:s text:c="16"/>List of relations</text:p>
      <text:p text:style-name="P2"><text:s/>Schema | <text:s text:c="8"/>Name <text:s text:c="8"/>| <text:s text:c="2"/>Type <text:s text:c="2"/>| Owner </text:p>
      <text:p text:style-name="P2">--------+----------------------+----------+-------</text:p>
      <text:p text:style-name="P2"><text:s/>public | jenis_seminar <text:s text:c="7"/>| table <text:s text:c="3"/>| ti1</text:p>
      <text:p text:style-name="P2"><text:soft-page-break/><text:s/>public | jenis_seminar_id_seq | sequence | ti1</text:p>
      <text:p text:style-name="P2"><text:s/>public | mahasiswa <text:s text:c="11"/>| table <text:s text:c="3"/>| ti1</text:p>
      <text:p text:style-name="P2"><text:s/>public | prodi <text:s text:c="15"/>| table <text:s text:c="3"/>| ti1</text:p>
      <text:p text:style-name="P2"><text:s/>public | prodi_id_seq <text:s text:c="8"/>| sequence | ti1</text:p>
      <text:p text:style-name="P2"><text:s/>public | skripsi <text:s text:c="13"/>| table <text:s text:c="3"/>| ti1</text:p>
      <text:p text:style-name="P2"><text:s/>public | skripsi_id_seq <text:s text:c="6"/>| sequence | ti1</text:p>
      <text:p text:style-name="P2">(7 rows)</text:p>
      <text:p text:style-name="P2"/>
      <text:p text:style-name="P2"/>
      <text:p text:style-name="P2"><text:s text:c="33"/>^</text:p>
      <text:p text:style-name="P2">dbta=&gt; create table seminar( id serial primary key, tanggal date, tempat varchar(100), keterangan varchar(100), nim varchar(15) references mahasiswa (nim), jenis_seminar_id integer references jenis_seminar (id), nilai double precision, semester integer);</text:p>
      <text:p text:style-name="P2">CREATE TABLE</text:p>
      <text:p text:style-name="P2"/>
      <text:p text:style-name="P2">dbta=&gt; create table peserta_seminar(id integer primary key, nim varchar(15) references mahasiswa (nim), status varchar (10), seminar_id integer references <text:s/>seminar (id)); </text:p>
      <text:p text:style-name="P2">CREATE TABLE</text:p>
      <text:p text:style-name="P2"/>
      <text:p text:style-name="P3">dbta=&gt; select *from mahasiswa;</text:p>
      <text:p text:style-name="P3"><text:s/>nim | nama | tmp_lahir | tgl_lahir | ipk | prodi_id | tahun_masuk </text:p>
      <text:p text:style-name="P3">-----+------+-----------+-----------+-----+----------+-------------</text:p>
      <text:p text:style-name="P3">(0 rows)</text:p>
      <text:p text:style-name="P3"/>
      <text:p text:style-name="P3">dbta=&gt; select *from prodi;</text:p>
      <text:p text:style-name="P3"><text:s/>id | kode | nama </text:p>
      <text:p text:style-name="P3">----+------+------</text:p>
      <text:p text:style-name="P3">(0 rows)</text:p>
      <text:p text:style-name="P3"/>
      <text:p text:style-name="P3">dbta=&gt; insert into prodi values ('001',1,'Akbar');</text:p>
      <text:p text:style-name="P3">INSERT 0 1</text:p>
      <text:p text:style-name="P3">dbta=&gt; insert into prodi values ('001',1,'Raidan');</text:p>
      <text:p text:style-name="P3">ERROR: <text:s/>duplicate key value violates unique constraint "prodi_pkey"</text:p>
      <text:p text:style-name="P3">DETAIL: <text:s/>Key (id)=(1) already exists.</text:p>
      <text:p text:style-name="P3">dbta=&gt; insert into prodi values ('002',1,'Raidan');</text:p>
      <text:p text:style-name="P3">INSERT 0 1</text:p>
      <text:p text:style-name="P3">dbta=&gt; insert into prodi values ('003',2,'Aisyah');</text:p>
      <text:p text:style-name="P3">INSERT 0 1</text:p>
      <text:p text:style-name="P3">dbta=&gt; delete from prodi where id ='001';</text:p>
      <text:p text:style-name="P3">DELETE 1</text:p>
      <text:p text:style-name="P3">dbta=&gt; delete from prodi where id ='002','003';</text:p>
      <text:p text:style-name="P3">ERROR: <text:s/>syntax error at or near ","</text:p>
      <text:p text:style-name="P3">LINE 1: delete from prodi where id ='002','003';</text:p>
      <text:p text:style-name="P3"><text:s text:c="41"/>^</text:p>
      <text:p text:style-name="P3">dbta=&gt; delete from prodi where id ='002';</text:p>
      <text:p text:style-name="P3">DELETE 1</text:p>
      <text:p text:style-name="P3"><text:soft-page-break/>dbta=&gt; delete from prodi where id ='003';</text:p>
      <text:p text:style-name="P3">DELETE 1</text:p>
      <text:p text:style-name="P3">dbta=&gt; \d prodi;</text:p>
      <text:p text:style-name="P3">dbta=&gt; insert into prodi values ('NF01','T1','Teknik Informatika');</text:p>
      <text:p text:style-name="P3">ERROR: <text:s/>invalid input syntax for integer: "NF01"</text:p>
      <text:p text:style-name="P3">LINE 1: insert into prodi values ('NF01','T1','Teknik Informatika');</text:p>
      <text:p text:style-name="P3"><text:s text:c="34"/>^</text:p>
      <text:p text:style-name="P3">dbta=&gt; \d prodi;</text:p>
      <text:p text:style-name="P3">dbta=&gt; insert into prodi values (1,'T1','Teknik Informatika');</text:p>
      <text:p text:style-name="P3">INSERT 0 1</text:p>
      <text:p text:style-name="P3">dbta=&gt; insert into prodi values (1,'S1','Sistem Informasi');</text:p>
      <text:p text:style-name="P3">ERROR: <text:s/>duplicate key value violates unique constraint "prodi_pkey"</text:p>
      <text:p text:style-name="P3">DETAIL: <text:s/>Key (id)=(1) already exists.</text:p>
      <text:p text:style-name="P3">dbta=&gt; insert into prodi values (2,'S1','Sistem Informasi');</text:p>
      <text:p text:style-name="P3">INSERT 0 1</text:p>
      <text:p text:style-name="P3">dbta=&gt; select * from prodi;</text:p>
      <text:p text:style-name="P3"><text:s/>id | kode | <text:s text:c="7"/>nama <text:s text:c="7"/></text:p>
      <text:p text:style-name="P3">----+------+--------------------</text:p>
      <text:p text:style-name="P3"><text:s text:c="2"/>1 | T1 <text:s text:c="2"/>| Teknik Informatika</text:p>
      <text:p text:style-name="P3"><text:s text:c="2"/>2 | S1 <text:s text:c="2"/>| Sistem Informasi</text:p>
      <text:p text:style-name="P3">(2 rows)</text:p>
      <text:p text:style-name="P3"/>
      <text:p text:style-name="P3">dbta=&gt; /d seminar;'</text:p>
      <text:p text:style-name="P3">ERROR: <text:s/>syntax error at or near "/"</text:p>
      <text:p text:style-name="P3">LINE 1: /d seminar;</text:p>
      <text:p text:style-name="P3"><text:s text:c="8"/>^</text:p>
      <text:p text:style-name="P3">dbta'&gt; /d seminar;</text:p>
      <text:p text:style-name="P3">dbta'&gt; /d seminar</text:p>
      <text:p text:style-name="P3">dbta'&gt; \d mahasiswa;</text:p>
      <text:p text:style-name="P3">dbta'&gt; </text:p>
      <text:p text:style-name="P3">dbta'&gt; insert into mahasiswa values('001','Akbar','Depok','24-03-1999',4.00,1,2017);</text:p>
      <text:p text:style-name="P3">dbta'&gt; ^C</text:p>
      <text:p text:style-name="P3">dbta=&gt; <text:s/>insert into mahasiswa values('001','Akbar','Depok','24-03-1999',4.00,1,2017);</text:p>
      <text:p text:style-name="P3">INSERT 0 1</text:p>
      <text:p text:style-name="P3">dbta=&gt; </text:p>
      <text:p text:style-name="P3">dbta=&gt; <text:s/>insert into mahasiswa values('002','Aisyah','Tangerang','25-02-1998',3.00,2,2016);</text:p>
      <text:p text:style-name="P3">INSERT 0 1</text:p>
      <text:p text:style-name="P3">dbta=&gt; <text:s/>insert into mahasiswa values('003','Kaisa','Depok','21-01-1999',3.50,1,2017);</text:p>
      <text:p text:style-name="P3">INSERT 0 1</text:p>
      <text:p text:style-name="P3">dbta=&gt; \d</text:p>
      <text:p text:style-name="P3"><text:s text:c="16"/>List of relations</text:p>
      <text:p text:style-name="P3"><text:s/>Schema | <text:s text:c="8"/>Name <text:s text:c="8"/>| <text:s text:c="2"/>Type <text:s text:c="2"/>| Owner </text:p>
      <text:p text:style-name="P3">--------+----------------------+----------+-------</text:p>
      <text:p text:style-name="P3"><text:soft-page-break/><text:s/>public | jenis_seminar <text:s text:c="7"/>| table <text:s text:c="3"/>| ti1</text:p>
      <text:p text:style-name="P3"><text:s/>public | jenis_seminar_id_seq | sequence | ti1</text:p>
      <text:p text:style-name="P3"><text:s/>public | mahasiswa <text:s text:c="11"/>| table <text:s text:c="3"/>| ti1</text:p>
      <text:p text:style-name="P3"><text:s/>public | peserta_seminar <text:s text:c="5"/>| table <text:s text:c="3"/>| ti1</text:p>
      <text:p text:style-name="P3"><text:s/>public | prodi <text:s text:c="15"/>| table <text:s text:c="3"/>| ti1</text:p>
      <text:p text:style-name="P3"><text:s/>public | prodi_id_seq <text:s text:c="8"/>| sequence | ti1</text:p>
      <text:p text:style-name="P3"><text:s/>public | seminar <text:s text:c="13"/>| table <text:s text:c="3"/>| ti1</text:p>
      <text:p text:style-name="P3"><text:s/>public | seminar_id_seq <text:s text:c="6"/>| sequence | ti1</text:p>
      <text:p text:style-name="P3"><text:s/>public | skripsi <text:s text:c="13"/>| table <text:s text:c="3"/>| ti1</text:p>
      <text:p text:style-name="P3"><text:s/>public | skripsi_id_seq <text:s text:c="6"/>| sequence | ti1</text:p>
      <text:p text:style-name="P3">(10 rows)</text:p>
      <text:p text:style-name="P3"/>
      <text:p text:style-name="P3">dbta=&gt; select *from skripsi;</text:p>
      <text:p text:style-name="P3"><text:s/>id | judul | pembimbing | nim | nilai | status </text:p>
      <text:p text:style-name="P3">----+-------+------------+-----+-------+--------</text:p>
      <text:p text:style-name="P3">(0 rows)</text:p>
      <text:p text:style-name="P3"/>
      <text:p text:style-name="P3">dbta=&gt; insert into skripsi values (01,'Network Access','Ahmad','001', 80,1); </text:p>
      <text:p text:style-name="P3">INSERT 0 1</text:p>
      <text:p text:style-name="P3">dbta=&gt; insert into skripsi values (02,'Land Aplication','Yukana','002', 90,0); </text:p>
      <text:p text:style-name="P3">INSERT 0 1</text:p>
      <text:p text:style-name="P3">dbta=&gt; insert into skripsi values (03,'Analisis Sistem Informasi','Aidar','003', 90,1); </text:p>
      <text:p text:style-name="P3">INSERT 0 1</text:p>
      <text:p text:style-name="P3">dbta=&gt; insert into jenis_seminar values(1,'Teknologi');</text:p>
      <text:p text:style-name="P3">INSERT 0 1</text:p>
      <text:p text:style-name="P3">dbta=&gt; insert into jenis_seminar values(2,'Parenting');</text:p>
      <text:p text:style-name="P3">INSERT 0 1</text:p>
      <text:p text:style-name="P3">dbta=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10:50:32.262575801</meta:creation-date>
    <dc:date>2018-12-24T11:30:41.572837267</dc:date>
    <meta:editing-duration>PT29M59S</meta:editing-duration>
    <meta:editing-cycles>1</meta:editing-cycles>
    <meta:document-statistic meta:table-count="0" meta:image-count="0" meta:object-count="0" meta:page-count="4" meta:paragraph-count="134" meta:word-count="738" meta:character-count="5656" meta:non-whitespace-character-count="4636"/>
    <meta:generator>LibreOffice/5.1.6.2$Linux_X86_64 LibreOffice_project/10m0$Build-2</meta:generator>
  </office:meta>
</office:document-meta>
</file>